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0b241" officeooo:paragraph-rsid="0000b241"/>
    </style:style>
    <style:style style:name="P2" style:family="paragraph" style:parent-style-name="Standard">
      <style:text-properties officeooo:rsid="00027c92" officeooo:paragraph-rsid="00027c92"/>
    </style:style>
    <style:style style:name="P3" style:family="paragraph" style:parent-style-name="Title">
      <style:text-properties officeooo:rsid="003b64c7" officeooo:paragraph-rsid="003b64c7"/>
    </style:style>
    <style:style style:name="P4" style:family="paragraph" style:parent-style-name="Standard">
      <style:text-properties officeooo:rsid="0068d102" officeooo:paragraph-rsid="003fdf2e"/>
    </style:style>
    <style:style style:name="P5" style:family="paragraph" style:parent-style-name="Text_20_body">
      <style:text-properties officeooo:paragraph-rsid="003ec0e2"/>
    </style:style>
    <style:style style:name="P6" style:family="paragraph" style:parent-style-name="Text_20_body">
      <style:text-properties officeooo:rsid="0111cafe" officeooo:paragraph-rsid="003fdf2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  <style:text-properties officeooo:rsid="006047e9" officeooo:paragraph-rsid="006047e9"/>
    </style:style>
    <style:style style:name="P12" style:family="paragraph" style:parent-style-name="Heading_20_1">
      <style:text-properties officeooo:rsid="0061cc6f" officeooo:paragraph-rsid="0061cc6f"/>
    </style:style>
    <style:style style:name="P13" style:family="paragraph" style:parent-style-name="Heading_20_1">
      <style:text-properties officeooo:rsid="00655a77" officeooo:paragraph-rsid="00655a77"/>
    </style:style>
    <style:style style:name="P14" style:family="paragraph" style:parent-style-name="Standard">
      <style:text-properties fo:font-style="italic" officeooo:rsid="003e3262" officeooo:paragraph-rsid="003e3262" style:font-style-asian="italic" style:font-style-complex="italic"/>
    </style:style>
    <style:style style:name="P15" style:family="paragraph" style:parent-style-name="Standard">
      <style:text-properties fo:font-style="normal" officeooo:rsid="006047e9" officeooo:paragraph-rsid="006047e9" style:font-style-asian="normal" style:font-style-complex="normal"/>
    </style:style>
    <style:style style:name="P16" style:family="paragraph" style:parent-style-name="Standard">
      <style:text-properties fo:font-style="normal" officeooo:rsid="006912ea" officeooo:paragraph-rsid="006912ea" style:font-style-asian="normal" style:font-style-complex="normal"/>
    </style:style>
    <style:style style:name="P17" style:family="paragraph" style:parent-style-name="Standard" style:list-style-name="L14">
      <style:text-properties fo:font-style="normal" officeooo:rsid="00695317" officeooo:paragraph-rsid="00695317" style:font-style-asian="normal" style:font-style-complex="normal"/>
    </style:style>
    <style:style style:name="P18" style:family="paragraph" style:parent-style-name="Standard">
      <style:text-properties fo:font-style="normal" officeooo:rsid="00695317" officeooo:paragraph-rsid="00695317" style:font-style-asian="normal" style:font-style-complex="normal"/>
    </style:style>
    <style:style style:name="P19" style:family="paragraph" style:parent-style-name="Standard" style:list-style-name="L6">
      <style:text-properties officeooo:paragraph-rsid="006047e9"/>
    </style:style>
    <style:style style:name="P20" style:family="paragraph" style:parent-style-name="Standard" style:list-style-name="L6">
      <style:text-properties officeooo:rsid="006047e9" officeooo:paragraph-rsid="006047e9"/>
    </style:style>
    <style:style style:name="P21" style:family="paragraph" style:parent-style-name="Standard">
      <style:text-properties officeooo:rsid="006047e9" officeooo:paragraph-rsid="006047e9"/>
    </style:style>
    <style:style style:name="P22" style:family="paragraph" style:parent-style-name="Standard">
      <style:text-properties officeooo:rsid="0060a9cc" officeooo:paragraph-rsid="0060a9cc"/>
    </style:style>
    <style:style style:name="P23" style:family="paragraph" style:parent-style-name="Standard" style:list-style-name="L6">
      <style:text-properties officeooo:rsid="0060a9cc" officeooo:paragraph-rsid="0060a9cc"/>
    </style:style>
    <style:style style:name="P24" style:family="paragraph" style:parent-style-name="Standard" style:list-style-name="L7">
      <style:text-properties officeooo:rsid="0061cc6f" officeooo:paragraph-rsid="0061cc6f"/>
    </style:style>
    <style:style style:name="P25" style:family="paragraph" style:parent-style-name="Standard" style:list-style-name="L8">
      <style:text-properties officeooo:rsid="0061cc6f" officeooo:paragraph-rsid="0061cc6f"/>
    </style:style>
    <style:style style:name="P26" style:family="paragraph" style:parent-style-name="Standard">
      <style:text-properties officeooo:rsid="0061cc6f" officeooo:paragraph-rsid="0061cc6f"/>
    </style:style>
    <style:style style:name="P27" style:family="paragraph" style:parent-style-name="Standard" style:list-style-name="L9">
      <style:text-properties officeooo:rsid="0061cc6f" officeooo:paragraph-rsid="0061cc6f"/>
    </style:style>
    <style:style style:name="P28" style:family="paragraph" style:parent-style-name="Standard" style:list-style-name="L10">
      <style:text-properties officeooo:rsid="0061cc6f" officeooo:paragraph-rsid="0061cc6f"/>
    </style:style>
    <style:style style:name="P29" style:family="paragraph" style:parent-style-name="Standard">
      <style:text-properties officeooo:rsid="0062935c" officeooo:paragraph-rsid="0062935c"/>
    </style:style>
    <style:style style:name="P30" style:family="paragraph" style:parent-style-name="Standard">
      <style:text-properties officeooo:rsid="003c81e8" officeooo:paragraph-rsid="0062935c"/>
    </style:style>
    <style:style style:name="P31" style:family="paragraph" style:parent-style-name="Standard">
      <style:text-properties officeooo:rsid="00644807" officeooo:paragraph-rsid="00644807"/>
    </style:style>
    <style:style style:name="P32" style:family="paragraph" style:parent-style-name="Standard" style:list-style-name="L11">
      <style:text-properties officeooo:rsid="00644807" officeooo:paragraph-rsid="00644807"/>
    </style:style>
    <style:style style:name="P33" style:family="paragraph" style:parent-style-name="Standard" style:list-style-name="L11">
      <style:text-properties officeooo:rsid="00655a77" officeooo:paragraph-rsid="00655a77"/>
    </style:style>
    <style:style style:name="P34" style:family="paragraph" style:parent-style-name="Standard">
      <style:text-properties officeooo:rsid="0067cf4c" officeooo:paragraph-rsid="0067cf4c"/>
    </style:style>
    <style:style style:name="P35" style:family="paragraph" style:parent-style-name="Standard" style:list-style-name="L12">
      <style:text-properties officeooo:rsid="0067cf4c" officeooo:paragraph-rsid="0067cf4c"/>
    </style:style>
    <style:style style:name="P36" style:family="paragraph" style:parent-style-name="Standard" style:list-style-name="L13">
      <style:text-properties officeooo:rsid="006912ea" officeooo:paragraph-rsid="006912ea"/>
    </style:style>
    <style:style style:name="P37" style:family="paragraph" style:parent-style-name="Standard">
      <style:text-properties officeooo:rsid="006912ea" officeooo:paragraph-rsid="006912ea"/>
    </style:style>
    <style:style style:name="P38" style:family="paragraph" style:parent-style-name="Standard">
      <style:text-properties fo:color="#c9211e" loext:opacity="100%" officeooo:rsid="006912ea" officeooo:paragraph-rsid="006912ea"/>
    </style:style>
    <style:style style:name="P39" style:family="paragraph" style:parent-style-name="Standard">
      <style:text-properties style:text-underline-style="solid" style:text-underline-width="auto" style:text-underline-color="font-color" officeooo:rsid="006912ea" officeooo:paragraph-rsid="006912ea"/>
    </style:style>
    <style:style style:name="P40" style:family="paragraph" style:parent-style-name="Text_20_body">
      <style:text-properties fo:font-style="italic" officeooo:rsid="006c74c2" officeooo:paragraph-rsid="006c74c2" style:font-style-asian="italic" style:font-style-complex="italic"/>
    </style:style>
    <style:style style:name="P41" style:family="paragraph" style:parent-style-name="Text_20_body">
      <style:text-properties fo:font-style="italic" officeooo:rsid="006f4ea0" officeooo:paragraph-rsid="006f4ea0" style:font-style-asian="italic" style:font-style-complex="italic"/>
    </style:style>
    <style:style style:name="P42" style:family="paragraph" style:parent-style-name="Text_20_body">
      <style:text-properties fo:font-style="normal" officeooo:rsid="006f4ea0" officeooo:paragraph-rsid="006f4ea0" style:font-style-asian="normal" style:font-style-complex="normal"/>
    </style:style>
    <style:style style:name="P43" style:family="paragraph" style:parent-style-name="Text_20_body">
      <style:text-properties fo:font-style="normal" officeooo:rsid="006c74c2" officeooo:paragraph-rsid="006c74c2" style:font-style-asian="normal" style:font-style-complex="normal"/>
    </style:style>
    <style:style style:name="P44" style:family="paragraph" style:parent-style-name="Text_20_body">
      <style:text-properties fo:font-style="normal" officeooo:rsid="006cecf2" officeooo:paragraph-rsid="006cecf2" style:font-style-asian="normal" style:font-style-complex="normal"/>
    </style:style>
    <style:style style:name="P45" style:family="paragraph" style:parent-style-name="Text_20_body">
      <style:text-properties officeooo:rsid="00655a77" officeooo:paragraph-rsid="00655a77"/>
    </style:style>
    <style:style style:name="P46" style:family="paragraph" style:parent-style-name="Text_20_body">
      <style:text-properties officeooo:rsid="00672d97" officeooo:paragraph-rsid="00672d97"/>
    </style:style>
    <style:style style:name="P47" style:family="paragraph" style:parent-style-name="Text_20_body">
      <style:text-properties officeooo:rsid="0067cf4c" officeooo:paragraph-rsid="0067cf4c"/>
    </style:style>
    <style:style style:name="P48" style:family="paragraph" style:parent-style-name="Text_20_body">
      <style:text-properties officeooo:rsid="006a18a4" officeooo:paragraph-rsid="006a18a4"/>
    </style:style>
    <style:style style:name="P49" style:family="paragraph" style:parent-style-name="Text_20_body">
      <style:text-properties officeooo:paragraph-rsid="006a18a4"/>
    </style:style>
    <style:style style:name="P50" style:family="paragraph" style:parent-style-name="Text_20_body">
      <style:text-properties officeooo:rsid="006dde72" officeooo:paragraph-rsid="006dde72"/>
    </style:style>
    <style:style style:name="P51" style:family="paragraph" style:parent-style-name="Text_20_body">
      <style:text-properties officeooo:rsid="006eccff" officeooo:paragraph-rsid="006eccff"/>
    </style:style>
    <style:style style:name="T1" style:family="text">
      <style:text-properties officeooo:rsid="004a7b99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6047e9" style:font-style-asian="normal" style:font-style-complex="normal"/>
    </style:style>
    <style:style style:name="T4" style:family="text">
      <style:text-properties officeooo:rsid="005eec51"/>
    </style:style>
    <style:style style:name="T5" style:family="text">
      <style:text-properties officeooo:rsid="00655a77"/>
    </style:style>
    <style:style style:name="T6" style:family="text">
      <style:text-properties officeooo:rsid="0067cf4c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officeooo:rsid="006a18a4"/>
    </style:style>
    <style:style style:name="T10" style:family="text">
      <style:text-properties officeooo:rsid="006be46c"/>
    </style:style>
    <style:style style:name="T11" style:family="text">
      <style:text-properties officeooo:rsid="006c74c2"/>
    </style:style>
    <style:style style:name="T12" style:family="text">
      <style:text-properties officeooo:rsid="007113a6"/>
    </style:style>
    <style:style style:name="T13" style:family="text">
      <style:text-properties officeooo:rsid="0072107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tats des lieux </text:span><text:span text:style-name="T4">et recommandations</text:span></text:p>
      <text:p text:style-name="P1"/>
      <text:p text:style-name="P1"/>
      <text:p text:style-name="P2"/>
      <text:p text:style-name="P2"/>
      <text:p text:style-name="P2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"><text:a xlink:type="simple" xlink:href="#__RefHeading___Toc15819_353700209" text:style-name="Index_20_Link" text:visited-style-name="Index_20_Link">Parcs applicatifs<text:tab/>2</text:a></text:p>
          <text:p text:style-name="P7"><text:a xlink:type="simple" xlink:href="#__RefHeading___Toc455_1115560840" text:style-name="Index_20_Link" text:visited-style-name="Index_20_Link">Organisation de l’équipe<text:tab/>2</text:a></text:p>
          <text:p text:style-name="P7"><text:a xlink:type="simple" xlink:href="#__RefHeading___Toc455_11155608401" text:style-name="Index_20_Link" text:visited-style-name="Index_20_Link">Pilotage projet<text:tab/>3</text:a></text:p>
          <text:p text:style-name="P7"><text:a xlink:type="simple" xlink:href="#__RefHeading___Toc1225_2042469212" text:style-name="Index_20_Link" text:visited-style-name="Index_20_Link">Gestion des sources<text:tab/>3</text:a></text:p>
          <text:p text:style-name="P7"><text:a xlink:type="simple" xlink:href="#__RefHeading___Toc2237_31445187141" text:style-name="Index_20_Link" text:visited-style-name="Index_20_Link">Environnement de développement<text:tab/>3</text:a></text:p>
          <text:p text:style-name="P7"><text:a xlink:type="simple" xlink:href="#__RefHeading___Toc1227_2042469212" text:style-name="Index_20_Link" text:visited-style-name="Index_20_Link">Intégration continue<text:tab/>4</text:a></text:p>
          <text:p text:style-name="P7"><text:a xlink:type="simple" xlink:href="#__RefHeading___Toc1229_2042469212" text:style-name="Index_20_Link" text:visited-style-name="Index_20_Link">Qualité<text:tab/>4</text:a></text:p>
          <text:p text:style-name="P7"><text:a xlink:type="simple" xlink:href="#__RefHeading___Toc1231_2042469212" text:style-name="Index_20_Link" text:visited-style-name="Index_20_Link">Releasing<text:tab/>4</text:a></text:p>
          <text:p text:style-name="P7"><text:a xlink:type="simple" xlink:href="#__RefHeading___Toc1233_2042469212" text:style-name="Index_20_Link" text:visited-style-name="Index_20_Link">Tests d’intégration et tests de recette<text:tab/>4</text:a></text:p>
          <text:p text:style-name="P7"><text:a xlink:type="simple" xlink:href="#__RefHeading___Toc1235_2042469212" text:style-name="Index_20_Link" text:visited-style-name="Index_20_Link">Maintenance applicative<text:tab/>5</text:a></text:p>
          <text:p text:style-name="P7"><text:a xlink:type="simple" xlink:href="#__RefHeading___Toc1237_2042469212" text:style-name="Index_20_Link" text:visited-style-name="Index_20_Link">Observabilité<text:tab/>5</text:a></text:p>
        </text:index-body>
      </text:table-of-content>
      <text:h text:style-name="Heading_20_1" text:outline-level="1"/>
      <text:h text:style-name="P10" text:outline-level="1"/>
      <text:h text:style-name="P11" text:outline-level="1"><text:bookmark-start text:name="__RefHeading___Toc15819_353700209"/>Parcs applicatifs<text:bookmark-end text:name="__RefHeading___Toc15819_353700209"/></text:h>
      <text:p text:style-name="Standard"/>
      <text:p text:style-name="P15">Applications à destination des employés internes à la BCEAO ( 8 pays), quelques unes ouvertes sur l’extérieur</text:p>
      <text:p text:style-name="P15"/>
      <text:list xml:id="list3315118017" text:style-name="L6">
        <text:list-item>
          <text:p text:style-name="P19"><text:span text:style-name="T3">Applications Web monolithique construites au dessus d’un socle technique maison déployées sous forme de war sur des serveurs Tomcat</text:span></text:p>
        </text:list-item>
        <text:list-item>
          <text:p text:style-name="P20"><text:span text:style-name="T2">Jobs schédulés par du cron construit au dessus de Talend/Mule</text:span></text:p>
          <text:list>
            <text:list-item>
              <text:p text:style-name="P20"><text:span text:style-name="T2">BD vers BD permettant la synchronisation entre applications</text:span></text:p>
            </text:list-item>
            <text:list-item>
              <text:p text:style-name="P20"><text:span text:style-name="T2">Importation de données externes</text:span></text:p>
            </text:list-item>
          </text:list>
        </text:list-item>
        <text:list-item>
          <text:p text:style-name="P23"><text:span text:style-name="T2">Application mobile en cours de définition et développement</text:span></text:p>
        </text:list-item>
      </text:list>
      <text:p text:style-name="P21"><text:span text:style-name="T2"/></text:p>
      <text:p text:style-name="P21"><text:span text:style-name="T2">Socle technique construit au dessus des framework Spring4 et ExtJs et d’une BD relationelle (Oracle, MySQL, Postgresql)</text:span></text:p>
      <text:p text:style-name="P22"><text:span text:style-name="T2">Développement Java 1.7, 1.8, 11</text:span></text:p>
      <text:p text:style-name="P22"><text:span text:style-name="T2">2 versions du socle</text:span></text:p>
      <text:p text:style-name="P22"><text:span text:style-name="T2">Apports du socle :</text:span></text:p>
      <text:list xml:id="list1608028554" text:style-name="L8">
        <text:list-item>
          <text:p text:style-name="P25"><text:span text:style-name="T2">Réutilisation du composant d’authentification</text:span></text:p>
        </text:list-item>
        <text:list-item>
          <text:p text:style-name="P25"><text:span text:style-name="T2">Modèle d’autorisation ACL</text:span></text:p>
        </text:list-item>
        <text:list-item>
          <text:p text:style-name="P25"><text:span text:style-name="T2">Classes du domaine</text:span></text:p>
        </text:list-item>
        <text:list-item>
          <text:p text:style-name="P25"><text:span text:style-name="T2">Reporting librairie Jasper et facilité de déploiement des rapports ou édition</text:span></text:p>
        </text:list-item>
        <text:list-item>
          <text:p text:style-name="P25"><text:span text:style-name="T2">Workflow : Machine à état permettant de décrire les statuts et transition d’un dossier</text:span></text:p>
        </text:list-item>
        <text:list-item>
          <text:p text:style-name="P25"><text:span text:style-name="T2">Génération de code ExtJs</text:span></text:p>
        </text:list-item>
        <text:list-item>
          <text:p text:style-name="P25"><text:span text:style-name="T2">Interface utilisateur pour monitoring et déclenchement de Job</text:span></text:p>
        </text:list-item>
      </text:list>
      <text:p text:style-name="P26"><text:span text:style-name="T2"/></text:p>
      <text:p text:style-name="P26"><text:span text:style-name="T2">Retours : </text:span></text:p>
      <text:list xml:id="list2912796989" text:style-name="L9">
        <text:list-item>
          <text:p text:style-name="P27"><text:span text:style-name="T2">Pour certains projet nécessité de surcharger le modèle de domaine</text:span></text:p>
        </text:list-item>
        <text:list-item>
          <text:p text:style-name="P27"><text:span text:style-name="T2">Pour certains projet, certaines fonctionnalités ne sont pas utilisées, le modèle de domaine n’est pas repris dans son intégralité</text:span></text:p>
        </text:list-item>
        <text:list-item>
          <text:p text:style-name="P27"><text:span text:style-name="T2">Difficile de faire évoluer le socle car cela touche tous les projets en production</text:span></text:p>
        </text:list-item>
      </text:list>
      <text:p text:style-name="P22"><text:span text:style-name="T2"/></text:p>
      <text:p text:style-name="P22"><text:span text:style-name="T2">Autres technologies envisagées :</text:span></text:p>
      <text:list xml:id="list2979859050" text:style-name="L7">
        <text:list-item>
          <text:p text:style-name="P24"><text:span text:style-name="T2">Angular </text:span></text:p>
        </text:list-item>
        <text:list-item>
          <text:p text:style-name="P24"><text:span text:style-name="T2">JMIX (SpringBoot + Vaadin)</text:span></text:p>
        </text:list-item>
      </text:list>
      <text:p text:style-name="P14"/>
      <text:h text:style-name="P12" text:outline-level="1"><text:bookmark-start text:name="__RefHeading___Toc455_1115560840"/>Organisation de l’équipe <text:bookmark-end text:name="__RefHeading___Toc455_1115560840"/></text:h>
      <text:p text:style-name="P26">Le service est divisé en 4 pôles :</text:p>
      <text:list xml:id="list1115955519" text:style-name="L10">
        <text:list-item>
          <text:p text:style-name="P28">Statistiques </text:p>
        </text:list-item>
        <text:list-item>
          <text:p text:style-name="P28">Comptabilité</text:p>
        </text:list-item>
        <text:list-item>
          <text:p text:style-name="P28">RH</text:p>
        </text:list-item>
        <text:list-item>
          <text:p text:style-name="P28">DevOps : Equipe transverse qui s’occupe de l’environnement d’intégration et des déploiements</text:p>
        </text:list-item>
      </text:list>
      <text:p text:style-name="P26"/>
      <text:p text:style-name="P29">Dans chaque, ce sont des profils développeur sans plus de distinction.</text:p>
      <text:p text:style-name="P29"/>
      <text:p text:style-name="P26">Les membres de chaque pôle sont des contractuels BCEAO ou des personnes en régie</text:p>
      <text:p text:style-name="P26"/>
      <text:p text:style-name="P29"><text:soft-page-break/>Chaque pôle autre que DevOps est responsable d’un portefeuille d’applications. Le nombre d’applications vis à vis du nombre de membre du pôle fait que 1 développeur est responsable de 1 ou plusieurs applications</text:p>
      <text:p text:style-name="P29"/>
      <text:p text:style-name="P31">Pour chaque application, 1 responsable métier, 1 admin</text:p>
      <text:p text:style-name="P31"/>
      <text:p text:style-name="P31">Chaque développeur est évalué avec un indicateur de performance</text:p>
      <text:p text:style-name="P31"/>
      <text:p text:style-name="P31">Retours :</text:p>
      <text:list xml:id="list4141268786" text:style-name="L11">
        <text:list-item>
          <text:p text:style-name="P32">Le travail de développeur <text:span text:style-name="T5">est souvent interrompu par des urgences :</text:span></text:p>
          <text:list>
            <text:list-item>
              <text:p text:style-name="P33">Correction de bug</text:p>
            </text:list-item>
            <text:list-item>
              <text:p text:style-name="P33">Spécifications fonctionnelles peu précises (ajustement de la fonctionnalité)</text:p>
            </text:list-item>
            <text:list-item>
              <text:p text:style-name="P33">Décisions politiques </text:p>
            </text:list-item>
          </text:list>
        </text:list-item>
      </text:list>
      <text:p text:style-name="P30"/>
      <text:h text:style-name="P13" text:outline-level="1"><text:bookmark-start text:name="__RefHeading___Toc455_11155608401"/>Pilotage projet<text:bookmark-end text:name="__RefHeading___Toc455_11155608401"/></text:h>
      <text:p text:style-name="P45">Démarrage de projet avec réunions d’échange avec le métier.</text:p>
      <text:p text:style-name="P45">Éventuellement, rédaction d’un cahier des charges initial au format bureautique</text:p>
      <text:p text:style-name="P45">Planning ? point de contrôle ? Méthodologie pas formalisée </text:p>
      <text:p text:style-name="P46">Pas d’outil de gestion des évolutions, chaque projet s’organise (Excel, PowerPoint, Google Drive)</text:p>
      <text:p text:style-name="P46"/>
      <text:h text:style-name="Heading_20_1" text:outline-level="1"><text:bookmark-start text:name="__RefHeading___Toc1225_2042469212"/>Gestion des sources<text:bookmark-end text:name="__RefHeading___Toc1225_2042469212"/></text:h>
      <text:p text:style-name="P46">Dépôts de référence géré par Git EA mais fonctionnalités de collaboration inutilisées (Issues, Pull Request, Milestone<text:span text:style-name="T6">)</text:span></text:p>
      <text:p text:style-name="P47">Bonne pratique de git </text:p>
      <text:p text:style-name="P47">Pas de workflow de collaboration définie. </text:p>
      <text:p text:style-name="P47">Utilisation de branches différentes pour chaque projet</text:p>
      <text:p text:style-name="P5"/>
      <text:h text:style-name="Heading_20_1" text:outline-level="1"><text:bookmark-start text:name="__RefHeading___Toc2237_31445187141"/>Environnement de développement<text:bookmark-end text:name="__RefHeading___Toc2237_31445187141"/></text:h>
      <text:p text:style-name="P4"/>
      <text:p text:style-name="P34">IDEs utilisés :</text:p>
      <text:list xml:id="list906158049" text:style-name="L12">
        <text:list-item>
          <text:p text:style-name="P35">Eclipse </text:p>
        </text:list-item>
        <text:list-item>
          <text:p text:style-name="P35">Intellij version ultimate envisagé</text:p>
        </text:list-item>
      </text:list>
      <text:p text:style-name="P34"/>
      <text:p text:style-name="P34">Plugins :</text:p>
      <text:list xml:id="list3661109274" text:style-name="L13">
        <text:list-item>
          <text:p text:style-name="P36">Equivalence Copilot envisagé <text:span text:style-name="T7">??</text:span></text:p>
        </text:list-item>
        <text:list-item>
          <text:p text:style-name="P36">SonarLint : Peu utilisé car beaucoup de bruit sur projet existant</text:p>
        </text:list-item>
      </text:list>
      <text:p text:style-name="P37"/>
      <text:p text:style-name="P37"/>
      <text:p text:style-name="P39">Services de support :</text:p>
      <text:p text:style-name="P37">Pour travailler sur un projet, le développeur doit installer localement son service de support (BD)</text:p>
      <text:p text:style-name="P38"><text:soft-page-break/>LDAP Aussi ?</text:p>
      <text:h text:style-name="Heading_20_1" text:outline-level="1"><text:bookmark-start text:name="__RefHeading___Toc1227_2042469212"/>Intégration continue<text:bookmark-end text:name="__RefHeading___Toc1227_2042469212"/></text:h>
      <text:p text:style-name="P16"/>
      <text:p text:style-name="P16">Un changement de code (nouvelle fonctionnalité, évolution, correction de bug) suit le cycle suivant :</text:p>
      <text:list xml:id="list2116860631" text:style-name="L14">
        <text:list-item>
          <text:p text:style-name="P17">Le code est développé localement </text:p>
        </text:list-item>
        <text:list-item>
          <text:p text:style-name="P17">Il est ensuite déployé sur un serveur d’intégration provisionné par l’équipe DevOps. <text:span text:style-name="T11">Le serveur est partagé par plusieurs application.</text:span><text:line-break/>Le déploiement s’effectue en exécutant un script manuellement</text:p>
        </text:list-item>
        <text:list-item>
          <text:p text:style-name="P17">Des tests de validation sont effectués manuellement par le développeur</text:p>
        </text:list-item>
        <text:list-item>
          <text:p text:style-name="P17">Un job Jenkins permet de construire l’application et de stocker <text:span text:style-name="T10">l’artefact </text:span>dans un dépôt Archiva. Un version SNAPSHOT s’ajoute aux précédents artefacts</text:p>
        </text:list-item>
        <text:list-item>
          <text:p text:style-name="P17">L’équipe Infra récupère <text:span text:style-name="T10">le dernier SNAPSHOT</text:span> et le déploie sur un environnement de recette accédé et validé par les utilisateurs finaux.</text:p>
        </text:list-item>
      </text:list>
      <text:p text:style-name="P18"/>
      <text:p text:style-name="P18"><text:span text:style-name="T8">Gestion de profils, adaptation des propriétés de configuration à la BD</text:span> <text:s text:c="2"/></text:p>
      <text:p text:style-name="P6"/>
      <text:h text:style-name="Heading_20_1" text:outline-level="1"><text:bookmark-start text:name="__RefHeading___Toc1229_2042469212"/>Qualité <text:bookmark-end text:name="__RefHeading___Toc1229_2042469212"/></text:h>
      <text:p text:style-name="P50">Pas d’analyse statique de code </text:p>
      <text:p text:style-name="P50">Pas de revue de code</text:p>
      <text:p text:style-name="P50">Pas d’analyse de vulnérabilités</text:p>
      <text:p text:style-name="P49"><text:span text:style-name="T9">Régulièrement une équipe de détection de vulnérabilités dédié effectue des analyse statique et dynamique des applications déployées avec l’outil Burp</text:span></text:p>
      <text:p text:style-name="P48"/>
      <text:h text:style-name="Heading_20_1" text:outline-level="1"><text:bookmark-start text:name="__RefHeading___Toc1231_2042469212"/>Releasing <text:bookmark-end text:name="__RefHeading___Toc1231_2042469212"/></text:h>
      <text:p text:style-name="P51">Pas de gestion de version, Pas de processus de release formalisée, les versions SNAPSHOTS sont utilisées pour le déploiement</text:p>
      <text:p text:style-name="P40"/>
      <text:h text:style-name="Heading_20_1" text:outline-level="1"><text:bookmark-start text:name="__RefHeading___Toc1233_2042469212"/>Tests d’intégration et tests de recette <text:bookmark-end text:name="__RefHeading___Toc1233_2042469212"/></text:h>
      <text:p text:style-name="P42">Pas d’équipe de tests dédié</text:p>
      <text:p text:style-name="P42">Pas de tests automatisés</text:p>
      <text:p text:style-name="P42">Tests d’intégration effectué<text:span text:style-name="T12">s</text:span> par le développeur</text:p>
      <text:p text:style-name="P42">Test de recette effectué<text:span text:style-name="T12">s</text:span> par le métier</text:p>
      <text:p text:style-name="P41"/>
      <text:h text:style-name="Heading_20_1" text:outline-level="1"><text:bookmark-start text:name="__RefHeading___Toc1235_2042469212"/><text:soft-page-break/>Maintenance <text:span text:style-name="T13">applicative</text:span><text:bookmark-end text:name="__RefHeading___Toc1235_2042469212"/></text:h>
      <text:p text:style-name="P43">Outil de gestion d’incidents EasyVista</text:p>
      <text:p text:style-name="P43">Mail d’incidents</text:p>
      <text:p text:style-name="P40"/>
      <text:h text:style-name="Heading_20_1" text:outline-level="1"><text:bookmark-start text:name="__RefHeading___Toc1237_2042469212"/>Observabilité<text:bookmark-end text:name="__RefHeading___Toc1237_2042469212"/></text:h>
      <text:p text:style-name="P44">Aucun retour sur la prod, si ce n’est de temps à temps des fichiers de log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Monospace" style:font-family-complex="Monospace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Monospace" style:font-family-complex="Monospace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ctwithshadow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body" style:family="paragraph">
      <style:text-properties style:font-name="Times New Roman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Monospace" style:font-family-complex="Monospace" style:font-family-generic-complex="system" style:font-pitch-complex="variable" style:font-size-complex="12pt"/>
    </style:style>
    <style:style style:name="textbodyjustfied" style:family="paragraph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bodyindent" style:family="paragraph">
      <style:paragraph-properties fo:margin-left="0cm" fo:margin-right="0cm" fo:text-indent="0.6cm" style:auto-text-indent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le" style:family="paragraph">
      <style:text-properties style:font-name="Times New Roman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Monospace" style:font-family-complex="Monospace" style:font-family-generic-complex="system" style:font-pitch-complex="variable" style:font-size-complex="12pt"/>
    </style:style>
    <style:style style:name="title1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Monospace" style:font-family-complex="Monospace" style:font-family-generic-complex="system" style:font-pitch-complex="variable" style:font-size-complex="12pt"/>
    </style:style>
    <style:style style:name="title2" style:family="paragraph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Monospace" style:font-family-complex="Monospace" style:font-family-generic-complex="system" style:font-pitch-complex="variable" style:font-size-complex="12pt"/>
    </style:style>
    <style:style style:name="headline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Monospace" style:font-family-complex="Monospace" style:font-family-generic-complex="system" style:font-pitch-complex="variable" style:font-size-complex="12pt"/>
    </style:style>
    <style:style style:name="headline1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Monospace" style:font-family-complex="Monospace" style:font-family-generic-complex="system" style:font-pitch-complex="variable" style:font-size-complex="12pt"/>
    </style:style>
    <style:style style:name="headline2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Monospace" style:font-family-complex="Monospace" style:font-family-generic-complex="system" style:font-pitch-complex="variable" style:font-size-complex="12pt"/>
    </style:style>
    <style:style style:name="measur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_20_et_20_sans_20_ligne_5f_1_5f_1" style:display-name="Objet sans remplissage et sans ligne_1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Standard_5f_1_5f_1_5f_3" style:display-name="Standard_1_1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_5f_4" style:display-name="Objet sans remplissage et sans ligne_4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re1_7e_LT_7e_Gliederung_20_1" style:display-name="Titre1~LT~Gliederung 1" style:family="paragraph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re1_7e_LT_7e_Hintergrund" style:display-name="Titre1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Code" style:family="paragraph" style:parent-style-name="Text_20_body">
      <style:text-properties style:font-name="Courier New" fo:font-family="'Courier New'" style:font-family-generic="modern" style:font-pitch="fixed" officeooo:rsid="0045e5e1" fo:background-color="#ccccc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2:06:17.460752360</meta:creation-date>
    <dc:date>2024-02-26T22:38:03.220531540</dc:date>
    <meta:editing-duration>P1DT11H27M9S</meta:editing-duration>
    <meta:editing-cycles>72</meta:editing-cycles>
    <meta:generator>LibreOffice/7.3.7.2$Linux_X86_64 LibreOffice_project/30$Build-2</meta:generator>
    <meta:document-statistic meta:table-count="0" meta:image-count="0" meta:object-count="0" meta:page-count="5" meta:paragraph-count="99" meta:word-count="756" meta:character-count="4895" meta:non-whitespace-character-count="4255"/>
  </office:meta>
</office:document-meta>
</file>